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0F2CCB554E186ACF5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_5f_2">
      <style:graphic-properties draw:stroke="none" draw:fill-color="#ffffff" draw:textarea-horizontal-align="justify" draw:textarea-vertical-align="middle" draw:auto-grow-height="false" fo:min-height="0.95cm" fo:min-width="2.123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_5f_1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2.265cm" fo:min-width="2.007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8cm" fo:min-width="0.127cm" draw:shadow="hidden" draw:shadow-offset-x="0.035cm" draw:shadow-offset-y="0.035cm" draw:shadow-opacity="50%" loext:shadow-blur="0.176cm"/>
    </style:style>
    <style:style style:name="gr4" style:family="graphic" style:parent-style-name="objectwithoutfill">
      <style:graphic-properties svg:stroke-color="#000000" draw:fill="solid" draw:fill-color="#ffffff" draw:textarea-vertical-align="middle" draw:shadow="hidden" draw:shadow-offset-x="0.035cm" draw:shadow-offset-y="0.035cm" draw:shadow-opacity="50%" loext:shadow-blur="0.176cm"/>
    </style:style>
    <style:style style:name="gr5" style:family="graphic" style:parent-style-name="Default_5f_1_5f_1_5f_1_5f_1_5f_1">
      <style:graphic-properties draw:stroke="none" draw:fill="solid" draw:fill-color="#808080" draw:textarea-horizontal-align="justify" draw:textarea-vertical-align="middle" draw:auto-grow-height="false" fo:min-height="0.301cm" fo:min-width="0.045cm" draw:shadow="visible" draw:shadow-offset-x="0.035cm" draw:shadow-offset-y="0.035cm" draw:shadow-opacity="50%" loext:shadow-blur="0.176cm"/>
    </style:style>
    <style:style style:name="gr6" style:family="graphic" style:parent-style-name="Default_5f_1_5f_1_5f_1_5f_1_5f_1">
      <style:graphic-properties draw:stroke="none" draw:fill="solid" draw:fill-color="#808080" draw:textarea-horizontal-align="justify" draw:textarea-vertical-align="middle" draw:auto-grow-height="false" fo:min-height="0.484cm" fo:min-width="0.23cm" draw:shadow="visible" draw:shadow-offset-x="0.035cm" draw:shadow-offset-y="0.035cm" draw:shadow-opacity="50%" loext:shadow-blur="0.176cm"/>
    </style:style>
    <style:style style:name="gr7" style:family="graphic" style:parent-style-name="Default_5f_1_5f_1_5f_1_5f_1_5f_1">
      <style:graphic-properties draw:stroke="none" draw:fill="solid" draw:fill-color="#808080" draw:textarea-horizontal-align="justify" draw:textarea-vertical-align="middle" draw:auto-grow-height="false" fo:min-height="0cm" fo:min-width="0.561cm" draw:shadow="visible" draw:shadow-offset-x="0.035cm" draw:shadow-offset-y="0.035cm" draw:shadow-opacity="50%" loext:shadow-blur="0.176cm"/>
    </style:style>
    <style:style style:name="gr8" style:family="graphic" style:parent-style-name="Object_20_without_20_fill_5f_3_5f_1">
      <style:graphic-properties svg:stroke-width="0.053cm" svg:stroke-color="#333333" draw:marker-start-width="0.279cm" draw:marker-end-width="0.279cm" draw:fill="solid" draw:fill-color="#808080" draw:textarea-vertical-align="middle" fo:padding-top="0.151cm" fo:padding-bottom="0.151cm" fo:padding-left="0.276cm" fo:padding-right="0.276cm" draw:shadow="visible" draw:shadow-offset-x="0.035cm" draw:shadow-offset-y="0.035cm" draw:shadow-opacity="50%" loext:shadow-blur="0.176cm"/>
    </style:style>
    <style:style style:name="gr9" style:family="graphic" style:parent-style-name="Object_20_without_20_fill_5f_3_5f_1">
      <style:graphic-properties svg:stroke-color="#000000" draw:fill="solid" draw:fill-color="#808080" draw:textarea-vertical-align="middle" draw:shadow="visible" draw:shadow-offset-x="0.035cm" draw:shadow-offset-y="0.035cm" draw:shadow-opacity="50%" loext:shadow-blur="0.176cm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8%" draw:contrast="0%" draw:gamma="100%" draw:red="0%" draw:green="0%" draw:blue="0%" fo:clip="rect(0cm, 0.145cm, 0.224cm, 0cm)" draw:image-opacity="100%" style:mirror="none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ffffff"/>
      <style:paragraph-properties fo:text-align="center" style:writing-mode="lr-tb"/>
      <style:text-properties fo:font-size="11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23cm" svg:height="1.2cm" svg:x="3.877cm" svg:y="3.352cm">
          <text:p text:style-name="P1"><text:span text:style-name="T1">Inter-</text:span></text:p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43cm" svg:height="3.557cm" svg:x="3.3cm" svg:y="2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4" draw:layer="layout" svg:width="0.885cm" svg:height="0.888cm" svg:x="3.088cm" svg:y="2.6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" draw:text-style-name="P4" draw:layer="layout" svg:x1="3.532cm" svg:y1="3.536cm" svg:x2="3.532cm" svg:y2="4.833cm">
            <text:p/>
          </draw:line>
          <draw:line draw:style-name="gr4" draw:text-style-name="P4" draw:layer="layout" svg:x1="3.157cm" svg:y1="3.809cm" svg:x2="3.905cm" svg:y2="3.809cm">
            <text:p/>
          </draw:line>
          <draw:line draw:style-name="gr4" draw:text-style-name="P4" draw:layer="layout" svg:x1="3.497cm" svg:y1="4.833cm" svg:x2="3.157cm" svg:y2="5.311cm">
            <text:p/>
          </draw:line>
          <draw:line draw:style-name="gr4" draw:text-style-name="P4" draw:layer="layout" svg:x1="3.566cm" svg:y1="4.833cm" svg:x2="3.906cm" svg:y2="5.311cm">
            <text:p/>
          </draw:line>
        </draw:g>
        <draw:g>
          <draw:custom-shape draw:style-name="gr5" draw:text-style-name="P5" draw:layer="layout" svg:width="0.769cm" svg:height="0.777cm" svg:x="6.619cm" svg:y="3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03cm" svg:height="1.038cm" svg:x="6.1cm" svg:y="3.8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061cm" svg:height="0.203cm" draw:transform="skewX (-0.0097738438111683) rotate (0.875980751575954) translate (7.072cm 3.4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5" draw:layer="layout" svg:x1="6.392cm" svg:y1="3.436cm" svg:x2="7.56cm" svg:y2="4.41cm">
          <text:p/>
        </draw:line>
        <draw:line draw:style-name="gr9" draw:text-style-name="P5" draw:layer="layout" svg:x1="6.489cm" svg:y1="4.312cm" svg:x2="7.754cm" svg:y2="2.755cm">
          <text:p/>
        </draw:line>
        <draw:line draw:style-name="gr10" draw:text-style-name="P6" draw:layer="layout" svg:x1="5.1cm" svg:y1="2.28cm" svg:x2="5.2cm" svg:y2="2.28cm">
          <text:p/>
        </draw:line>
        <draw:line draw:style-name="gr10" draw:text-style-name="P6" draw:layer="layout" svg:x1="5.15cm" svg:y1="5.835cm" svg:x2="5.05cm" svg:y2="5.835cm">
          <text:p/>
        </draw:line>
        <draw:line draw:style-name="gr10" draw:text-style-name="P6" draw:layer="layout" svg:x1="8cm" svg:y1="3.8cm" svg:x2="8.8cm" svg:y2="3.8cm">
          <text:p/>
        </draw:line>
        <draw:frame draw:style-name="gr11" draw:text-style-name="P6" draw:layer="layout" svg:width="2.4cm" svg:height="1.316cm" svg:x="9.1cm" svg:y="3.06cm">
          <draw:image xlink:href="Pictures/100002010000010A000000F2CCB554E186ACF5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1:30:19.435192454</dc:date>
    <meta:editing-duration>PT1H54M50S</meta:editing-duration>
    <meta:editing-cycles>36</meta:editing-cycles>
    <meta:generator>LibreOffice/7.1.5.2$Linux_X86_64 LibreOffice_project/10$Build-2</meta:generator>
    <dc:creator>Alexander Refsum Jensenius</dc:creator>
    <meta:document-statistic meta:object-count="18"/>
  </office:meta>
</office:document-meta>
</file>